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Georgia" svg:font-family="Georgia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9.102cm"/>
    </style:style>
    <style:style style:name="Tabla2.B" style:family="table-column">
      <style:table-column-properties style:column-width="3.096cm"/>
    </style:style>
    <style:style style:name="Tabla2.C" style:family="table-column">
      <style:table-column-properties style:column-width="4.815cm"/>
    </style:style>
    <style:style style:name="Tabla2.A1" style:family="table-cell">
      <style:table-cell-properties style:vertical-align="middle"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0.05pt dotted #000000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a2.C2" style:family="table-cell">
      <style:table-cell-properties style:vertical-align="middle"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413cm"/>
    </style:style>
    <style:style style:name="Tabla3.B" style:family="table-column">
      <style:table-column-properties style:column-width="13.6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Georgia" officeooo:rsid="000c077f" officeooo:paragraph-rsid="000c077f"/>
    </style:style>
    <style:style style:name="P3" style:family="paragraph" style:parent-style-name="Standard">
      <style:text-properties fo:color="#000080" style:font-name="Georgia" fo:font-weight="bold" style:font-weight-asian="bold" style:font-weight-complex="bold"/>
    </style:style>
    <style:style style:name="P4" style:family="paragraph" style:parent-style-name="Table_20_Contents">
      <style:text-properties style:font-name="Georgia" fo:font-size="10pt" style:font-size-asian="10pt" style:font-size-complex="10pt"/>
    </style:style>
    <style:style style:name="P5" style:family="paragraph" style:parent-style-name="Standard">
      <style:paragraph-properties fo:padding="0.049cm" fo:border-left="none" fo:border-right="none" fo:border-top="none" fo:border-bottom="0.06pt solid #000099" style:shadow="none" style:writing-mode="page"/>
      <style:text-properties fo:color="#280099" style:font-name="Georgia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margin-left="0.3cm" fo:margin-right="0cm" fo:margin-top="0.101cm" fo:margin-bottom="0cm" loext:contextual-spacing="false" fo:text-align="start" style:justify-single-word="false" fo:text-indent="0cm" style:auto-text-indent="false" style:writing-mode="page"/>
      <style:text-properties fo:color="#cc0000" style:font-name="Georgia" fo:font-size="10pt" officeooo:rsid="000c077f" officeooo:paragraph-rsid="000c077f" style:font-size-asian="10pt" style:font-size-complex="10pt"/>
    </style:style>
    <style:style style:name="P7" style:family="paragraph" style:parent-style-name="Standard">
      <style:text-properties fo:color="#000080" style:font-name="Georgia" fo:font-weight="bold" style:font-weight-asian="bold" style:font-weight-complex="bold"/>
    </style:style>
    <style:style style:name="P8" style:family="paragraph" style:parent-style-name="Standard">
      <style:text-properties style:font-name="Georgia" fo:font-weight="bold" style:font-weight-asian="bold" style:font-weight-complex="bold"/>
    </style:style>
    <style:style style:name="P9" style:family="paragraph" style:parent-style-name="Standard">
      <style:text-properties style:font-name="Georgia" fo:font-size="10pt" officeooo:paragraph-rsid="000ded3d" style:font-size-asian="10pt" style:font-size-complex="10pt"/>
    </style:style>
    <style:style style:name="P10" style:family="paragraph" style:parent-style-name="Standard">
      <style:text-properties style:font-name="Georgia" officeooo:paragraph-rsid="000ded3d"/>
    </style:style>
    <style:style style:name="P11" style:family="paragraph" style:parent-style-name="Standard">
      <style:text-properties fo:color="#000000" style:font-name="Georgia" fo:font-size="10pt" fo:font-style="normal" fo:font-weight="normal" officeooo:rsid="000ded3d" officeooo:paragraph-rsid="000ded3d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color="#000000" style:font-name="Georgia" fo:font-size="10pt" fo:font-style="normal" fo:font-weight="normal" officeooo:rsid="00144a49" officeooo:paragraph-rsid="00144a49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color="#cc0000" style:font-name="Georgia" fo:font-size="10pt" fo:font-weight="normal" officeooo:rsid="001202e5" officeooo:paragraph-rsid="00144a49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cc0000" style:font-name="Georgia" fo:font-size="10pt" fo:font-weight="normal" officeooo:rsid="001202e5" officeooo:paragraph-rsid="000ded3d" style:font-size-asian="10pt" style:font-weight-asian="normal" style:font-size-complex="10pt" style:font-weight-complex="normal"/>
    </style:style>
    <style:style style:name="P15" style:family="paragraph" style:parent-style-name="Standard" style:list-style-name="L2">
      <style:paragraph-properties fo:margin-left="0cm" fo:margin-right="0cm" fo:text-indent="0cm" style:auto-text-indent="false" style:writing-mode="page">
        <style:tab-stops/>
      </style:paragraph-properties>
      <style:text-properties officeooo:paragraph-rsid="00102aea"/>
    </style:style>
    <style:style style:name="P16" style:family="paragraph" style:parent-style-name="Standard" style:list-style-name="L2">
      <style:paragraph-properties fo:margin-left="0cm" fo:margin-right="0cm" fo:text-indent="0cm" style:auto-text-indent="false" style:writing-mode="page">
        <style:tab-stops/>
      </style:paragraph-properties>
      <style:text-properties fo:color="#000000" style:font-name="Georgia" fo:font-size="10pt" fo:font-weight="normal" officeooo:rsid="00144a49" officeooo:paragraph-rsid="00144a49" style:font-size-asian="10pt" style:font-weight-asian="normal" style:font-size-complex="10pt" style:font-weight-complex="normal"/>
    </style:style>
    <style:style style:name="P17" style:family="paragraph" style:parent-style-name="Standard" style:list-style-name="L2">
      <style:paragraph-properties fo:margin-left="0cm" fo:margin-right="0cm" fo:text-indent="0cm" style:auto-text-indent="false" style:writing-mode="page">
        <style:tab-stops/>
      </style:paragraph-properties>
      <style:text-properties fo:color="#000000" style:font-name="Georgia" fo:font-size="10pt" fo:font-weight="normal" officeooo:rsid="00144a49" officeooo:paragraph-rsid="0015739a" style:font-size-asian="10pt" style:font-weight-asian="normal" style:font-size-complex="10pt" style:font-weight-complex="normal"/>
    </style:style>
    <style:style style:name="P18" style:family="paragraph" style:parent-style-name="Standard" style:list-style-name="L2">
      <style:paragraph-properties fo:margin-left="0cm" fo:margin-right="0cm" fo:text-indent="0cm" style:auto-text-indent="false" style:writing-mode="page">
        <style:tab-stops/>
      </style:paragraph-properties>
      <style:text-properties fo:color="#000000" style:font-name="Georgia" fo:font-size="10pt" fo:font-weight="normal" officeooo:rsid="0015739a" officeooo:paragraph-rsid="0015739a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margin-left="0cm" fo:margin-right="0cm" fo:text-indent="0cm" style:auto-text-indent="false" style:writing-mode="page">
        <style:tab-stops/>
      </style:paragraph-properties>
      <style:text-properties fo:color="#000000" style:font-name="Georgia" fo:font-size="10pt" fo:font-weight="normal" officeooo:rsid="001648cd" officeooo:paragraph-rsid="001648cd" style:font-size-asian="10pt" style:font-weight-asian="normal" style:font-size-complex="10pt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 style:writing-mode="page">
        <style:tab-stops/>
      </style:paragraph-properties>
      <style:text-properties fo:color="#000000" style:font-name="Georgia" fo:font-size="10pt" fo:font-weight="normal" officeooo:rsid="001791ab" officeooo:paragraph-rsid="001791a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fo:color="#000000" style:font-name="Georgia" fo:font-size="10pt" fo:font-weight="normal" officeooo:rsid="001791ab" officeooo:paragraph-rsid="001791ab" style:font-size-asian="10pt" style:font-weight-asian="normal" style:font-size-complex="10pt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 style:writing-mode="page">
        <style:tab-stops/>
      </style:paragraph-properties>
      <style:text-properties fo:color="#000000" style:font-name="Georgia" fo:font-size="10pt" fo:font-weight="normal" officeooo:rsid="0018b048" officeooo:paragraph-rsid="0018b048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fo:color="#000000" style:font-name="Georgia" fo:font-size="10pt" fo:font-weight="normal" officeooo:rsid="0018b048" officeooo:paragraph-rsid="0018b048" style:font-size-asian="10pt" style:font-weight-asian="normal" style:font-size-complex="10pt" style:font-weight-complex="normal"/>
    </style:style>
    <style:style style:name="P24" style:family="paragraph" style:parent-style-name="Standard" style:list-style-name="L2">
      <style:paragraph-properties fo:margin-left="2cm" fo:margin-right="0cm" fo:text-indent="0cm" style:auto-text-indent="false" style:writing-mode="page">
        <style:tab-stops/>
      </style:paragraph-properties>
      <style:text-properties fo:color="#000000" style:font-name="Georgia" fo:font-size="10pt" fo:font-style="italic" fo:font-weight="normal" officeooo:rsid="0018b048" officeooo:paragraph-rsid="0018b048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able_20_Contents">
      <style:text-properties style:font-name="Georgia" fo:font-size="10pt" style:font-size-asian="10pt" style:font-size-complex="10pt"/>
    </style:style>
    <style:style style:name="P26" style:family="paragraph" style:parent-style-name="Table_20_Contents">
      <style:text-properties style:font-name="Georgia" fo:font-size="10pt" officeooo:rsid="00102aea" officeooo:paragraph-rsid="00102aea" style:font-size-asian="10pt" style:font-size-complex="10pt"/>
    </style:style>
    <style:style style:name="P27" style:family="paragraph" style:parent-style-name="Table_20_Contents">
      <style:text-properties style:font-name="Georgia" fo:font-size="10pt" officeooo:rsid="001202e5" officeooo:paragraph-rsid="001202e5" style:font-size-asian="10pt" style:font-size-complex="10pt"/>
    </style:style>
    <style:style style:name="P28" style:family="paragraph" style:parent-style-name="Table_20_Contents">
      <style:paragraph-properties fo:margin-left="0.3cm" fo:margin-right="0cm" fo:margin-top="0.101cm" fo:margin-bottom="0cm" loext:contextual-spacing="false" fo:text-align="start" style:justify-single-word="false" fo:text-indent="0cm" style:auto-text-indent="false" style:writing-mode="page"/>
      <style:text-properties fo:color="#000066" style:font-name="Georgia" fo:font-size="10pt" fo:font-weight="bold" officeooo:rsid="001202e5" officeooo:paragraph-rsid="001202e5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.3cm" fo:margin-right="0cm" fo:text-align="start" style:justify-single-word="false" fo:text-indent="0cm" style:auto-text-indent="false" style:writing-mode="page"/>
      <style:text-properties fo:color="#cc0000" style:font-name="Georgia" fo:font-size="10pt" officeooo:rsid="001202e5" officeooo:paragraph-rsid="001202e5" style:font-size-asian="10pt" style:font-size-complex="10pt"/>
    </style:style>
    <style:style style:name="P30" style:family="paragraph" style:parent-style-name="Table_20_Contents">
      <style:paragraph-properties fo:margin-left="0.3cm" fo:margin-right="0cm" fo:text-align="start" style:justify-single-word="false" fo:text-indent="0cm" style:auto-text-indent="false" style:writing-mode="page"/>
      <style:text-properties fo:color="#cc0000" style:font-name="Georgia" fo:font-size="10pt" officeooo:rsid="000f4730" officeooo:paragraph-rsid="001202e5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 style:writing-mode="page"/>
      <style:text-properties fo:color="#cc0000" style:font-name="Georgia" fo:font-size="10pt" officeooo:rsid="001202e5" officeooo:paragraph-rsid="001202e5" style:font-size-asian="10pt" style:font-size-complex="10pt"/>
    </style:style>
    <style:style style:name="P32" style:family="paragraph" style:parent-style-name="Footer">
      <style:paragraph-properties fo:text-align="end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b048" style:font-style-asian="italic" style:font-style-complex="italic"/>
    </style:style>
    <style:style style:name="T3" style:family="text">
      <style:text-properties fo:font-style="italic" officeooo:rsid="001916e6" style:font-style-asian="italic" style:font-style-complex="italic"/>
    </style:style>
    <style:style style:name="T4" style:family="text">
      <style:text-properties officeooo:rsid="00102aea"/>
    </style:style>
    <style:style style:name="T5" style:family="text">
      <style:text-properties style:font-name="Georgia" officeooo:rsid="000c077f"/>
    </style:style>
    <style:style style:name="T6" style:family="text">
      <style:text-properties style:font-name="Georgia" officeooo:rsid="00102aea"/>
    </style:style>
    <style:style style:name="T7" style:family="text">
      <style:text-properties officeooo:rsid="001202e5"/>
    </style:style>
    <style:style style:name="T8" style:family="text">
      <style:text-properties officeooo:rsid="00144a49"/>
    </style:style>
    <style:style style:name="T9" style:family="text">
      <style:text-properties officeooo:rsid="0015739a"/>
    </style:style>
    <style:style style:name="T10" style:family="text">
      <style:text-properties fo:color="#cc0000"/>
    </style:style>
    <style:style style:name="T11" style:family="text">
      <style:text-properties fo:color="#cc0000" officeooo:rsid="0015739a"/>
    </style:style>
    <style:style style:name="T12" style:family="text">
      <style:text-properties fo:color="#cc0000" officeooo:rsid="001916e6"/>
    </style:style>
    <style:style style:name="T13" style:family="text">
      <style:text-properties fo:color="#cc0000" officeooo:rsid="001feccf"/>
    </style:style>
    <style:style style:name="T14" style:family="text">
      <style:text-properties style:font-name="Georgia" fo:font-size="9pt" fo:font-style="italic" style:font-size-asian="9pt" style:font-style-asian="italic" style:font-size-complex="9pt" style:font-style-complex="italic"/>
    </style:style>
    <style:style style:name="T15" style:family="text">
      <style:text-properties style:font-name="Georgia" fo:font-size="9pt" fo:font-style="italic" officeooo:rsid="001648cd" style:font-size-asian="9pt" style:font-style-asian="italic" style:font-size-complex="9pt" style:font-style-complex="italic"/>
    </style:style>
    <style:style style:name="T16" style:family="text">
      <style:text-properties officeooo:rsid="0018b048"/>
    </style:style>
    <style:style style:name="T17" style:family="text">
      <style:text-properties style:font-name="Arial Unicode MS" fo:font-size="12pt" style:font-size-asian="12pt" style:font-size-complex="12pt"/>
    </style:style>
    <style:style style:name="T18" style:family="text">
      <style:text-properties officeooo:rsid="001916e6"/>
    </style:style>
    <style:style style:name="T19" style:family="text">
      <style:text-properties officeooo:rsid="001aec00"/>
    </style:style>
    <style:style style:name="T20" style:family="text">
      <style:text-properties fo:color="#000099" style:font-name="Georgia" fo:font-size="9pt" fo:font-style="italic" style:font-size-asian="9pt" style:font-style-asian="italic" style:font-size-complex="9pt" style:font-style-complex="italic"/>
    </style:style>
    <style:style style:name="T21" style:family="text">
      <style:text-properties fo:color="#000099" style:font-name="Georgia" fo:font-size="9pt" fo:font-style="italic" officeooo:rsid="001648cd" style:font-size-asian="9pt" style:font-style-asian="italic" style:font-size-complex="9pt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Repaso final </text:span>UT2 </text:p>
      <text:p text:style-name="P3"><text:s/></text:p>
      <text:p text:style-name="P3"/>
      <text:list xml:id="list2616981913937890625" text:style-name="L2">
        <text:list-item>
          <text:p text:style-name="P15"><text:span text:style-name="T5">E</text:span><text:span text:style-name="T6">valúa las siguientes expresiones <text:s/>indicando valor y <text:s/>tipo.</text:span></text:p>
        </text:list-item>
      </text:list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28">Valor</text:p>
          </table:table-cell>
          <table:table-cell table:style-name="Tabla2.C1" office:value-type="string">
            <text:p text:style-name="P28">Tipo</text:p>
          </table:table-cell>
        </table:table-row>
        <table:table-row>
          <table:table-cell table:style-name="Tabla2.A2" office:value-type="string">
            <text:p text:style-name="P4"><text:s/><text:span text:style-name="T4">7 / 3 * 1.2 + 3 / 2</text:span>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27">17 / 3 &lt; 17 / 3.0</text:p>
          </table:table-cell>
          <table:table-cell table:style-name="Tabla2.A2" office:value-type="string">
            <text:p text:style-name="P30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26">1 + 2 &gt; 4 – 2 || <text:s/><text:span text:style-name="T7">12 &lt; 23</text:span></text:p>
          </table:table-cell>
          <table:table-cell table:style-name="Tabla2.A2" office:value-type="string">
            <text:p text:style-name="P29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4"><text:s/>! <text:span text:style-name="T4">(a &gt; c) &amp;&amp; b &gt; c <text:s/>siendo a = 3, b = 4, c = 5</text:span></text:p>
          </table:table-cell>
          <table:table-cell table:style-name="Tabla2.A2" office:value-type="string">
            <text:p text:style-name="P29"/>
          </table:table-cell>
          <table:table-cell table:style-name="Tabla2.C2" office:value-type="string">
            <text:p text:style-name="P29"/>
          </table:table-cell>
        </table:table-row>
      </table:table>
      <text:p text:style-name="P8"/>
      <text:p text:style-name="P8"/>
      <text:list xml:id="list201939070480250" text:continue-numbering="true" text:style-name="L2">
        <text:list-item>
          <text:p text:style-name="P16">Indica para los siguientes valores si son de tipo primitivo o referencia.</text:p>
        </text:list-item>
      </text:list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<text:s/>“<text:span text:style-name="T8">t”</text:span></text:p>
          </table:table-cell>
          <table:table-cell table:style-name="Tabla3.A1" office:value-type="string">
            <text:p text:style-name="P14"/>
          </table:table-cell>
        </table:table-row>
        <table:table-row>
          <table:table-cell table:style-name="Tabla3.A1" office:value-type="string">
            <text:p text:style-name="P11">‘<text:span text:style-name="T8">k’</text:span></text:p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1">“<text:span text:style-name="T8">hello”</text:span></text:p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2">50.2F</text:p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2">false</text:p>
          </table:table-cell>
          <table:table-cell table:style-name="Tabla3.A1" office:value-type="string">
            <text:p text:style-name="P13"/>
          </table:table-cell>
        </table:table-row>
      </table:table>
      <text:p text:style-name="P3"/>
      <text:p text:style-name="P3"/>
      <text:list xml:id="list201940058418657" text:continue-numbering="true" text:style-name="L2">
        <text:list-item>
          <text:p text:style-name="P17">!<text:span text:style-name="T9">= <text:s text:c="5"/>== <text:s text:c="3"/>son operadores <text:s text:c="2"/></text:span><text:span text:style-name="T11"><text:s/>??????</text:span></text:p>
          <text:p text:style-name="P17"><text:span text:style-name="T11"/></text:p>
          <text:p text:style-name="P17"><text:span text:style-name="T11"/></text:p>
        </text:list-item>
        <text:list-item>
          <text:p text:style-name="P18">Qué significa evaluar en cortocircuito una expresión booleana? <text:s/><text:span text:style-name="T10"><text:s/></text:span></text:p>
          <text:p text:style-name="P18"><text:span text:style-name="T10"/></text:p>
          <text:p text:style-name="P18"/>
        </text:list-item>
        <text:list-item>
          <text:p text:style-name="P19"><text:span text:style-name="T19">Indica</text:span> con una expresión <text:span text:style-name="T19">aritmética Java </text:span>que el valor contenido en el atributo entero <text:span text:style-name="T1">numero</text:span> esté comprendido entre 10 y 50 <text:s text:c="5"/><text:span text:style-name="T10"><text:s/></text:span></text:p>
          <text:p text:style-name="P19"><text:span text:style-name="T10"/></text:p>
          <text:p text:style-name="P19"/>
        </text:list-item>
        <text:list-item>
          <text:p text:style-name="P19">Qué precisión tiene el tipo <text:span text:style-name="T1">int</text:span>? <text:s/><text:span text:style-name="T10"><text:s text:c="14"/></text:span>Y el tipo <text:span text:style-name="T1">char</text:span>? <text:span text:style-name="T10"><text:s/></text:span></text:p>
          <text:p text:style-name="P19"><text:span text:style-name="T10"/></text:p>
          <text:p text:style-name="P19"><text:span text:style-name="T10"/></text:p>
        </text:list-item>
        <text:list-item>
          <text:p text:style-name="P20">Escribe la primera letra de tu nombre en mayúsculas <text:s/>como valor Unicode <text:span text:style-name="T10"><text:s/></text:span></text:p>
        </text:list-item>
      </text:list>
      <text:p text:style-name="P21"><text:span text:style-name="T10"/></text:p>
      <text:p text:style-name="P21"><text:span text:style-name="T10"/></text:p>
      <text:list xml:id="list201939326616220" text:continue-numbering="true" text:style-name="L2">
        <text:list-item>
          <text:p text:style-name="P22">Una clase <text:span text:style-name="T17">Coche</text:span> tiene los siguientes atributos:</text:p>
          <text:p text:style-name="P22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private boolean estropeado; <text:s/>// a true si el coche está <text:span text:style-name="T18">estropeado</text:span></text:p>
                                              <text:p text:style-name="P24">private int año; <text:s/>// año de compra</text:p>
                                              <text:p text:style-name="P24">private int kilometros; // km recorridos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9"><text:tab/><text:span text:style-name="T16">Qué expresión booleana construiremos para que devuelva </text:span><text:span text:style-name="T2">true</text:span><text:span text:style-name="T16"> <text:s/>si se cumple: “</text:span><text:span text:style-name="T2">Hay que comprar <text:tab/>coche nuevo si está estropeado o se compró antes del 2000 o se compró después del 2012 pero ya <text:tab/>tiene </text:span><text:span text:style-name="T3">más de </text:span><text:span text:style-name="T2">200000 km recorridos</text:span><text:span text:style-name="T16">” </text:span></text:p>
      <text:p text:style-name="P10"/>
      <text:p text:style-name="P1"><text:tab/><text:span text:style-name="T12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Georgia" svg:font-family="Georgia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000099" style:font-name="Georgia" fo:font-size="9pt" fo:font-style="italic" style:font-size-asian="9pt" style:font-style-asian="italic" style:font-size-complex="9pt" style:font-style-complex="italic"/>
    </style:style>
    <style:style style:name="MT2" style:family="text">
      <style:text-properties fo:color="#000099" style:font-name="Georgia" fo:font-size="9pt" fo:font-style="italic" officeooo:rsid="001648cd" style:font-size-asian="9pt" style:font-style-asian="italic" style:font-size-complex="9pt" style:font-style-complex="italic"/>
    </style:style>
    <style:style style:name="MT3" style:family="text">
      <style:text-properties style:font-name="Georgia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-<text:span text:style-name="MT1"> <text:s/></text:span><text:span text:style-name="MT2">Repaso UT2</text:span><text:span text:style-name="MT1"> - </text:span><text:span text:style-name="MT1"><text:page-number text:select-page="current">1</text:page-number></text:span><text:span text:style-name="MT1"> -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8:57:41.63</meta:creation-date>
    <dc:date>2016-09-21T20:19:38.151000000</dc:date>
    <meta:editing-duration>PT40M27S</meta:editing-duration>
    <meta:editing-cycles>22</meta:editing-cycles>
    <meta:generator>LibreOffice/5.2.0.4$Windows_x86 LibreOffice_project/066b007f5ebcc236395c7d282ba488bca6720265</meta:generator>
    <meta:document-statistic meta:table-count="2" meta:image-count="0" meta:object-count="0" meta:page-count="1" meta:paragraph-count="27" meta:word-count="214" meta:character-count="1113" meta:non-whitespace-character-count="870"/>
  </office:meta>
</office:document-meta>
</file>